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333333" draw:fill="solid" draw:fill-color="#666666" draw:textarea-horizontal-align="justify" draw:textarea-vertical-align="middle" draw:auto-grow-height="false"/>
    </style:style>
    <style:style style:name="gr2" style:family="graphic" style:parent-style-name="standard">
      <style:graphic-properties svg:stroke-color="#ffffff" draw:fill="solid" draw:fill-color="#333333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333333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4c4c4c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6" style:family="graphic" style:parent-style-name="standard">
      <style:graphic-properties svg:stroke-color="#333333" draw:fill="solid" draw:fill-color="#666666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8" style:family="graphic" style:parent-style-name="standard">
      <style:graphic-properties svg:stroke-color="#333333" draw:fill="solid" draw:fill-color="#999999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text-shadow="none"/>
    </style:style>
    <style:style style:name="P3" style:family="paragraph">
      <style:paragraph-properties fo:text-align="center"/>
      <style:text-properties fo:color="#ffffff"/>
    </style:style>
    <style:style style:name="T1" style:family="text">
      <style:text-properties fo:color="#ffffff" fo:text-shadow="none"/>
    </style:style>
    <style:style style:name="T2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9.3cm" svg:height="8cm" svg:x="6.3cm" svg:y="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42.2cm" svg:height="1.7cm" svg:x="1cm" svg:y="14.9cm">
          <text:p text:style-name="P2"><text:span text:style-name="T1">Main Window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28.1cm" svg:height="1.7cm" svg:x="1cm" svg:y="13cm">
          <text:p text:style-name="P3"><text:span text:style-name="T2">Tab Manag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draw:layer="layout" svg:width="21.3cm" svg:height="1.7cm" svg:x="1cm" svg:y="11.1cm">
          <text:p text:style-name="P3"><text:span text:style-name="T2">Code Edit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draw:layer="layout" svg:width="9.3cm" svg:height="1.7cm" svg:x="6.3cm" svg:y="9.2cm">
          <text:p text:style-name="P3"><text:span text:style-name="T2">Auto Suffix Language Adap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3" draw:layer="layout" svg:width="5.1cm" svg:height="1.7cm" svg:x="1cm" svg:y="9.2cm">
          <text:p text:style-name="P3"><text:span text:style-name="T2">Text Edit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5.1cm" svg:height="8cm" svg:x="1cm" svg:y="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draw:layer="layout" svg:width="6.5cm" svg:height="1.7cm" svg:x="15.8cm" svg:y="9.2cm">
          <text:p text:style-name="P3"><text:span text:style-name="T2">Source Code 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" draw:layer="layout" svg:width="6.5cm" svg:height="8cm" svg:x="15.8cm" svg:y="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3" draw:layer="layout" svg:width="4.9cm" svg:height="2.5cm" svg:x="1.1cm" svg:y="3.7cm">
          <text:p text:style-name="P3"><text:span text:style-name="T2">Number Pane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3" draw:layer="layout" svg:width="4.9cm" svg:height="2.6cm" svg:x="1.1cm" svg:y="6.3cm">
          <text:p text:style-name="P3"><text:span text:style-name="T2">Mark Pane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3" draw:layer="layout" svg:width="6.3cm" svg:height="2.2cm" svg:x="15.9cm" svg:y="1.1cm">
          <text:p text:style-name="P3"><text:span text:style-name="T2">Compiler Model</text:span></text:p>
          <text:p text:style-name="P3"><text:span text:style-name="T2">Compiler Outpu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3" draw:layer="layout" svg:width="6.3cm" svg:height="3.3cm" svg:x="15.9cm" svg:y="3.4cm">
          <text:p text:style-name="P3"><text:span text:style-name="T2">GDB Model</text:span></text:p>
          <text:p text:style-name="P3"><text:span text:style-name="T2">GDB Output</text:span></text:p>
          <text:p text:style-name="P3"><text:span text:style-name="T2">GDB Hand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3" draw:layer="layout" svg:width="6.3cm" svg:height="2.1cm" svg:x="15.9cm" svg:y="6.8cm">
          <text:p text:style-name="P3"><text:span text:style-name="T2">Executor Inform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13.9cm" svg:height="1.7cm" svg:x="29.3cm" svg:y="13cm">
          <text:p text:style-name="P3"><text:span text:style-name="T2">Dock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draw:layer="layout" svg:width="6.5cm" svg:height="1.7cm" svg:x="29.3cm" svg:y="11.1cm">
          <text:p text:style-name="P3"><text:span text:style-name="T2">Compile Doc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6.5cm" svg:height="9.9cm" svg:x="29.3cm" svg:y="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3" draw:layer="layout" svg:width="6.3cm" svg:height="4.6cm" svg:x="29.4cm" svg:y="6.2cm">
          <text:p text:style-name="P3"><text:span text:style-name="T2">Original Compile Inf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3" draw:layer="layout" svg:width="6.3cm" svg:height="5cm" svg:x="29.4cm" svg:y="1.1cm">
          <text:p text:style-name="P3"><text:span text:style-name="T2">Error Info Tre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draw:layer="layout" svg:width="7.2cm" svg:height="1.7cm" svg:x="36cm" svg:y="11.1cm">
          <text:p text:style-name="P3"><text:span text:style-name="T2">Debug Doc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7.2cm" svg:height="9.9cm" svg:x="36cm" svg:y="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3" draw:layer="layout" svg:width="7cm" svg:height="3.1cm" svg:x="36.1cm" svg:y="7.7cm">
          <text:p text:style-name="P3"><text:span text:style-name="T2">GDB Controll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3" draw:layer="layout" svg:width="7cm" svg:height="3.2cm" svg:x="36.1cm" svg:y="4.4cm">
          <text:p text:style-name="P3"><text:span text:style-name="T2">GDB Command Outpu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3" draw:layer="layout" svg:width="7cm" svg:height="3.2cm" svg:x="36.1cm" svg:y="1.1cm">
          <text:p text:style-name="P3"><text:span text:style-name="T2">Variable Watch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6cm" svg:height="1.7cm" svg:x="43.4cm" svg:y="14.9cm">
          <text:p text:style-name="P3"><text:span text:style-name="T2">Compil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draw:layer="layout" svg:width="3cm" svg:height="1.7cm" svg:x="43.4cm" svg:y="13cm">
          <text:p text:style-name="P3"><text:span text:style-name="T2">C/C++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draw:layer="layout" svg:width="2.8cm" svg:height="1.7cm" svg:x="46.6cm" svg:y="13cm">
          <text:p text:style-name="P3"><text:span text:style-name="T2">Pasca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3" draw:layer="layout" svg:width="3cm" svg:height="11.8cm" svg:x="43.4cm" svg:y="1cm">
          <text:p text:style-name="P3"><text:span text:style-name="T2">g++/gc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3" draw:layer="layout" svg:width="2.8cm" svg:height="11.8cm" svg:x="46.6cm" svg:y="1cm">
          <text:p text:style-name="P3"><text:span text:style-name="T2">fp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5.6cm" svg:height="15.6cm" svg:x="61.799cm" svg:y="1cm">
          <text:p text:style-name="P3"><text:span text:style-name="T2">Console Executo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3" draw:layer="layout" svg:width="9.1cm" svg:height="1.8cm" svg:x="6.4cm" svg:y="7.1cm">
          <text:p text:style-name="P3"><text:span text:style-name="T2">Language Highligh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3" draw:layer="layout" svg:width="4.9cm" svg:height="2.5cm" svg:x="1.1cm" svg:y="1.1cm">
          <text:p text:style-name="P3"><text:span text:style-name="T2">Searc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draw:layer="layout" svg:width="6.6cm" svg:height="11.8cm" svg:x="22.5cm" svg:y="1cm">
          <text:p text:style-name="P3"><text:span text:style-name="T2">Code Editor Setting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3.7cm" svg:height="1.7cm" svg:x="49.6cm" svg:y="14.9cm">
          <text:p text:style-name="P3"><text:span text:style-name="T2">Debugg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draw:layer="layout" svg:width="3.7cm" svg:height="13.7cm" svg:x="49.6cm" svg:y="1cm">
          <text:p text:style-name="P3"><text:span text:style-name="T2">GD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8.1cm" svg:height="1.7cm" svg:x="53.5cm" svg:y="14.9cm">
          <text:p text:style-name="P3"><text:span text:style-name="T2">Configu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draw:layer="layout" svg:width="8.1cm" svg:height="13.7cm" svg:x="53.5cm" svg:y="1cm">
          <text:p text:style-name="P3"><text:span text:style-name="T2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3" draw:layer="layout" svg:width="7.9cm" svg:height="2.6cm" svg:x="53.6cm" svg:y="12cm">
          <text:p text:style-name="P3"><text:span text:style-name="T2">File Association Configu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3" draw:layer="layout" svg:width="7.9cm" svg:height="2.5cm" svg:x="53.6cm" svg:y="9.4cm">
          <text:p text:style-name="P3"><text:span text:style-name="T2">Debugger Configu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3" draw:layer="layout" svg:width="7.9cm" svg:height="2.6cm" svg:x="53.6cm" svg:y="6.7cm">
          <text:p text:style-name="P3"><text:span text:style-name="T2">Compiler Configu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3" draw:layer="layout" svg:width="7.9cm" svg:height="2.7cm" svg:x="53.6cm" svg:y="3.9cm">
          <text:p text:style-name="P3"><text:span text:style-name="T2">Editor Configu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3" draw:layer="layout" svg:width="7.9cm" svg:height="2.7cm" svg:x="53.6cm" svg:y="1.1cm">
          <text:p text:style-name="P3"><text:span text:style-name="T2">General Configu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3" draw:layer="layout" svg:width="9.1cm" svg:height="1.9cm" svg:x="6.4cm" svg:y="5.1cm">
          <text:p text:style-name="P3"><text:span text:style-name="T2">Auto Comple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3" draw:layer="layout" svg:width="9.1cm" svg:height="1.9cm" svg:x="6.4cm" svg:y="3.1cm">
          <text:p text:style-name="P3"><text:span text:style-name="T2">Keyboard Ev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3" draw:layer="layout" svg:width="9.1cm" svg:height="1.9cm" svg:x="6.4cm" svg:y="1.1cm">
          <text:p text:style-name="P3"><text:span text:style-name="T2">Other UI Interactive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微软雅黑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68.4cm" fo:page-height="17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23T08:27:44.95</meta:creation-date>
    <dc:date>2014-01-23T09:24:18.16</dc:date>
    <meta:editing-duration>PT40M</meta:editing-duration>
    <meta:editing-cycles>4</meta:editing-cycles>
    <meta:generator>LibreOffice/4.0.4.2$Windows_x86 LibreOffice_project/9e9821abd0ffdbc09cd8c52eaa574fa09eb08f2</meta:generator>
    <meta:document-statistic meta:object-count="45"/>
  </office:meta>
</office:document-meta>
</file>